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ssignment1</text:p>
          </table:table-cell>
          <table:table-cell office:value-type="string" calcext:value-type="string">
            <text:p>Assignment2</text:p>
          </table:table-cell>
          <table:table-cell office:value-type="string" calcext:value-type="string">
            <text:p>Assignment3</text:p>
          </table:table-cell>
          <table:table-cell office:value-type="string" calcext:value-type="string">
            <text:p>Assignment4</text:p>
          </table:table-cell>
          <table:table-cell/>
          <table:table-cell office:value-type="string" calcext:value-type="string">
            <text:p>Sum of best 3</text:p>
          </table:table-cell>
          <table:table-cell/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ens Damien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7] * 8/60  + [.J7] * 12/20" office:value-type="float" office:value="18.5333333333333" calcext:value-type="float">
            <text:p>18.5333333333333</text:p>
          </table:table-cell>
        </table:table-row>
        <table:table-row table:style-name="ro1">
          <table:table-cell/>
          <table:table-cell office:value-type="string" calcext:value-type="string">
            <text:p>Galvez Enriqu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8] * 8/60  + [.J8] * 12/20" office:value-type="float" office:value="17.6666666666667" calcext:value-type="float">
            <text:p>17.6666666666667</text:p>
          </table:table-cell>
        </table:table-row>
        <table:table-row table:style-name="ro1">
          <table:table-cell/>
          <table:table-cell office:value-type="string" calcext:value-type="string">
            <text:p>Obrecht Adrie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9] * 8/60  + [.J9] * 12/20" office:value-type="float" office:value="18.2666666666667" calcext:value-type="float">
            <text:p>18.2666666666667</text:p>
          </table:table-cell>
        </table:table-row>
        <table:table-row table:style-name="ro1">
          <table:table-cell/>
          <table:table-cell office:value-type="string" calcext:value-type="string">
            <text:p>Hammami Mohamed Al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0] * 8/60  + [.J10] * 12/20" office:value-type="float" office:value="17.1333333333333" calcext:value-type="float">
            <text:p>17.1333333333333</text:p>
          </table:table-cell>
        </table:table-row>
        <table:table-row table:style-name="ro1">
          <table:table-cell/>
          <table:table-cell office:value-type="string" calcext:value-type="string">
            <text:p>Just Maxim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1] * 8/60  + [.J11] * 12/20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office:value-type="string" calcext:value-type="string">
            <text:p>Bobille Thomas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2] * 8/60  + [.J12] * 12/20" office:value-type="float" office:value="15.6" calcext:value-type="float">
            <text:p>15.6</text:p>
          </table:table-cell>
        </table:table-row>
        <table:table-row table:style-name="ro1">
          <table:table-cell/>
          <table:table-cell office:value-type="string" calcext:value-type="string">
            <text:p>Passe Hugo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formula="of:=[.H13] * 8/60  + [.J13] * 12/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[.H14] * 8/60  + [.J14] * 12/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[.H15] * 8/60  + [.J15] * 12/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UVI Justine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6] * 8/60  + [.J16] * 12/20" office:value-type="float" office:value="19.4" calcext:value-type="float">
            <text:p>19.4</text:p>
          </table:table-cell>
        </table:table-row>
        <table:table-row table:style-name="ro1">
          <table:table-cell/>
          <table:table-cell office:value-type="string" calcext:value-type="string">
            <text:p>CROSNIER Antoi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51.5" calcext:value-type="float">
            <text:p>51.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17] * 8/60  + [.J17] * 12/20" office:value-type="float" office:value="17.0666666666667" calcext:value-type="float">
            <text:p>17.0666666666667</text:p>
          </table:table-cell>
        </table:table-row>
        <table:table-row table:style-name="ro1">
          <table:table-cell/>
          <table:table-cell office:value-type="string" calcext:value-type="string">
            <text:p>DEPOIRE-FERRER Greg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8] * 8/60  + [.J18] * 12/20" office:value-type="float" office:value="16.2" calcext:value-type="float">
            <text:p>16.2</text:p>
          </table:table-cell>
        </table:table-row>
        <table:table-row table:style-name="ro1">
          <table:table-cell/>
          <table:table-cell office:value-type="string" calcext:value-type="string">
            <text:p>MOUMARD Corenti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.5" calcext:value-type="float">
            <text:p>17.5</text:p>
          </table:table-cell>
          <table:table-cell table:formula="of:=[.H19] * 8/60  + [.J19] * 12/20" office:value-type="float" office:value="17.9666666666667" calcext:value-type="float">
            <text:p>17.9666666666667</text:p>
          </table:table-cell>
        </table:table-row>
        <table:table-row table:style-name="ro1">
          <table:table-cell/>
          <table:table-cell office:value-type="string" calcext:value-type="string">
            <text:p>RODARY Apolline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0] * 8/60  + [.J20] * 12/20" office:value-type="float" office:value="15.3333333333333" calcext:value-type="float">
            <text:p>15.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5:17:32.803211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8:12:33.543760182</meta:creation-date>
    <meta:generator>LibreOffice/6.4.7.2$Linux_X86_64 LibreOffice_project/40$Build-2</meta:generator>
    <dc:date>2024-11-25T15:19:50.413815635</dc:date>
    <meta:editing-duration>PT1H23M49S</meta:editing-duration>
    <meta:editing-cycles>16</meta:editing-cycles>
    <meta:document-statistic meta:table-count="1" meta:cell-count="94" meta:object-count="0"/>
  </office:meta>
</office:document-meta>
</file>